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ontserrat" svg:font-family="Montserrat" style:font-adornments="Bold" style:font-pitch="variable"/>
    <style:font-face style:name="Montserrat Black" svg:font-family="'Montserrat Black'" style:font-pitch="variable"/>
    <style:font-face style:name="Montserrat ExtraBold" svg:font-family="'Montserrat ExtraBol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1" svg:font-family="'Open Sans'" style:font-adornments="Bol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df8b1" officeooo:paragraph-rsid="001df8b1" style:font-weight-asian="bold" style:font-weight-complex="bold"/>
    </style:style>
    <style:style style:name="P2" style:family="paragraph" style:parent-style-name="Standard">
      <style:text-properties fo:font-weight="normal" officeooo:rsid="001df8b1" officeooo:paragraph-rsid="001df8b1" style:font-weight-asian="normal" style:font-weight-complex="normal"/>
    </style:style>
    <style:style style:name="P3" style:family="paragraph" style:parent-style-name="Standard">
      <style:text-properties style:font-name="Montserrat" fo:font-weight="bold" officeooo:rsid="001df8b1" officeooo:paragraph-rsid="001df8b1" style:font-weight-asian="bold" style:font-weight-complex="bold"/>
    </style:style>
    <style:style style:name="P4" style:family="paragraph" style:parent-style-name="Standard">
      <style:text-properties style:font-name="Montserrat" fo:font-weight="normal" officeooo:rsid="001df8b1" officeooo:paragraph-rsid="001df8b1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Montserrat" fo:font-size="14pt" officeooo:rsid="001df8b1" officeooo:paragraph-rsid="001df8b1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efa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OJECT END</text:p>
      <text:p text:style-name="P3">[Filter]</text:p>
      <text:p text:style-name="P3"/>
      <text:p text:style-name="P4">Life perseveres, even where it shouldn't. The <text:span text:style-name="T1">filter</text:span> is a place between the something and the nothing. <text:span text:style-name="T2">Purgatory if you will.</text:span></text:p>
      <text:p text:style-name="P4"/>
      <text:p text:style-name="P4">Order and chaos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Montserrat" svg:font-family="Montserrat" style:font-adornments="Bold" style:font-pitch="variable"/>
    <style:font-face style:name="Montserrat Black" svg:font-family="'Montserrat Black'" style:font-pitch="variable"/>
    <style:font-face style:name="Montserrat ExtraBold" svg:font-family="'Montserrat ExtraBol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1" svg:font-family="'Open Sans'" style:font-adornments="Bol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21:55:34.087000000</meta:creation-date>
    <dc:date>2019-03-27T23:57:57.130000000</dc:date>
    <meta:editing-duration>PT1H46M57S</meta:editing-duration>
    <meta:editing-cycles>2</meta:editing-cycles>
    <meta:generator>LibreOffice/5.0.6.3$Windows_x86 LibreOffice_project/490fc03b25318460cfc54456516ea2519c11d1aa</meta:generator>
    <meta:document-statistic meta:table-count="0" meta:image-count="0" meta:object-count="0" meta:page-count="1" meta:paragraph-count="4" meta:word-count="27" meta:character-count="159" meta:non-whitespace-character-count="136"/>
  </office:meta>
</office:document-meta>
</file>